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Let me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Not only that, but the damage dealt by
"Finesse-Based Skills" is influenced by 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must choose the most important among
all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'Course, strength is the most important stat.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our strength goes up, the power of your
normal and "Attack-Based Skills" goes up, too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the very core of battle, so it's
absolutely the most important stat!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
【AC30】 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"action"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a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consume.
That is to say, 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at the tool merchant is
selling is a convenient item that can teleport
you to the entrance from anywhere within a
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suggest that
you 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urs, too? About the ghost
ship that appears, off the eastern 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
be able to leave,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"counter"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"era of defense", don'tcha think?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,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
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